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rterBT-Roman" svg:font-family="CharterBT-Roman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fo:language="ru" fo:country="RU"/>
    </style:style>
    <style:style style:name="P6" style:family="paragraph" style:parent-style-name="Standard">
      <style:paragraph-properties fo:break-before="page"/>
      <style:text-properties fo:background-color="transparent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3 OpenTOSCA</text:p>
      <text:p text:style-name="P2">OpenTOSCA provides an open source ecosystem for TOSCA applications. </text:p>
      <text:p text:style-name="P2">This ecosystem consists of three parts:</text:p>
      <text:p text:style-name="P2">• OpenTOSCA Container, a TOSCA runtime environment</text:p>
      <text:p text:style-name="P2">• Winery, a graphical modeling TOSCA tool.</text:p>
      <text:p text:style-name="P2">• Vinothek, a self-service portal for the applications available in the container.</text:p>
      <text:p text:style-name="Standard">Description for the runtime environment and Winery will be provided in more details.</text:p>
      <text:p text:style-name="Standard"/>
      <text:p text:style-name="Standard">Runtime environment</text:p>
      <text:p text:style-name="P2">The runtime environment enables fully automated plan-based deployment and management of cloud applications in the CSAR container. </text:p>
      <text:p text:style-name="P2">First, the CSAR is unpacked and the files are put into the Files store. </text:p>
      <text:p text:style-name="P2">Then, the TOSCA definitions documents are loaded, resolved, validated, and processed by the Control component, which calls the Implementation Artifact Engine and the Plan Engine. </text:p>
      <text:p text:style-name="P2">The Implementation Artifact Engine deploys the referenced Implementation Artifacts and stores their endpoints in the Endpoints database. </text:p>
      <text:p text:style-name="P2">Finally, the Plan Engine binds and deploys the application’s management plans. </text:p>
      <text:p text:style-name="P2">The endpoints of the management plans are stored in the Plans database. </text:p>
      <text:p text:style-name="P2"/>
      <text:p text:style-name="Standard">Winery</text:p>
      <text:p text:style-name="Standard">Winery works under the Tomcat server and therefore visual interface is available in a browser, example in figure 2.1. </text:p>
      <text:p text:style-name="Standard">Winery provides a complete set of functions for creating, editing and deleting all elements of the TOSCA topology. </text:p>
      <text:p text:style-name="Standard">An example of TOSCA topology is presented in figure 2.2.</text:p>
      <text:p text:style-name="Standard"/>
      <text:p text:style-name="P1"/>
      <text:p text:style-name="P5">ОпэнТОСКА предоставляет экосистему для ТОСКА приложений с открытым исходным кодом. </text:p>
      <text:p text:style-name="P1">цитата</text:p>
      <text:p text:style-name="P1">Описание среды исполнения и Вайнери будут представлены более подробно.</text:p>
      <text:p text:style-name="P1"/>
      <text:p text:style-name="P1">Среда выполнения</text:p>
      <text:p text:style-name="P1">цитата</text:p>
      <text:p text:style-name="P1"/>
      <text:p text:style-name="P1">Вайнери</text:p>
      <text:p text:style-name="P1">Вайнери работает на сервере ТОМКАТ и поэтому визуальный интерфейс доступен в браузере, пример на картинке. Вайнери предоставляет полный набор функций для созданий, редактирования и удаления компонентов топологии ТОСКА. Ипример топологии ТОСКА предоставле на рисунке.</text:p>
      <text:p text:style-name="P1"/>
      <text:p text:style-name="P5"/>
      <text:p text:style-name="Standard"/>
      <text:p text:style-name="Standard">2.4 Package management </text:p>
      <text:p text:style-name="Standard">This section will describe the package management process and basic concepts for this area.</text:p>
      <text:p text:style-name="Standard"/>
      <text:p text:style-name="Standard">Package managers</text:p>
      <text:p text:style-name="Standard">Package Manager is a set of software tools that automate the process of installing, updating, configuring and removing of program <text:span text:style-name="T1">components</text:span>. <text:s/></text:p>
      <text:p text:style-name="Standard">A package can describe and contain not only a whole program but also a certain component of a large application, hereinafter both will be referred as program components. </text:p>
      <text:p text:style-name="Standard">Package managers are used to managing the database of packages, their dependencies and versions, to prevent erroneous installation of programs and missing dependencies.</text:p>
      <text:p text:style-name="Standard"/>
      <text:p text:style-name="Standard">Packages</text:p>
      <text:p text:style-name="Standard">A package is usually an archive containing both data for installation of the program component and a set of metadata like name, function, version, producer and list of dependencies.</text:p>
      <text:p text:style-name="Standard"/>
      <text:p text:style-name="Standard">Dynamic libraries</text:p>
      <text:p text:style-name="Standard">Computer systems which rely on dynamic library linking, share executable libraries of machine instructions across packages and applications. </text:p>
      <text:p text:style-name="Standard">In these systems, complex relationships between different packages requiring different versions of libraries result in a challenge colloquially known as "dependency hell". </text:p>
      <text:p text:style-name="Standard">Good package management is vital on these systems.</text:p>
      <text:p text:style-name="Standard"/>
      <text:p text:style-name="Standard">Repository</text:p>
      <text:p text:style-name="Standard">To give users more control over the kinds of software that they are allowing to be installed on their system, software is often downloaded from a number of software repositories.</text:p>
      <text:p text:style-name="Standard">By default in Unix systems, a package manager uses official repositories appropriate for the operating system and the device architecture, but it’s possible to use additional repositories, like third-party repositories or repositories for another architecture.</text:p>
      <text:p text:style-name="Standard"/>
      <text:p text:style-name="Standard">Dependencies</text:p>
      <text:p text:style-name="Standard">Package managers distinguish between two types of dependencies: required and preRequired.</text:p>
      <text:p text:style-name="Standard">Dependency package1 required package2 indicates that package2 must be installed for proper operation of package1.</text:p>
      <text:p text:style-name="Standard">Dependency package1 preRequired package2 indicates that package2 must be installed for proper installation of package1.</text:p>
      <text:p text:style-name="Standard">An example for obtaining the dependency list for the python Package is shown in Listing 2.1.</text:p>
      <text:p text:style-name="Standard"/>
      <text:p text:style-name="Standard">Dependency tree</text:p>
      <text:p text:style-name="Standard">In the example above package2 is needed for package1, but package2 itself can require additional packages. </text:p>
      <text:p text:style-name="Standard">A structure describing all needed packages and dependencies between them for root package is called a dependency tree. </text:p>
      <text:p text:style-name="Standard">Dependency type required can lead to cycles in a dependency tree, which differs them from the normal tree graph structures.</text:p>
      <text:p text:style-name="Standard"/>
      <text:p text:style-name="P5"/>
      <text:p text:style-name="P1">Менеджмент пакетов.</text:p>
      <text:p text:style-name="P1">В этой секции описан процесс менеджмента пакетов и базовые концепты для этой области.</text:p>
      <text:p text:style-name="P1"/>
      <text:p text:style-name="P1">Менеджеры пакетов</text:p>
      <text:p text:style-name="P1">это набор программных инструментов для автоматизации процесса установки, обновления, конфигурации и удаления компьютерных программ. Пакет может описывать и содержать не <text:s/>программу целиком, а только определённый компонент большого приложения. в дальнейшем <text:span text:style-name="T1"><text:s/></text:span><text:span text:style-name="T2"><text:s text:c="2"/></text:span>и то и другое будет обозначаться программным компонентом. Менеджеры пакетов используются для управления базой данных пакетов, их зависимостями и версиями, для предотвращения ошибочной установки программ и отстутствия зависимостей.</text:p>
      <text:p text:style-name="P1"/>
      <text:p text:style-name="P1">Пакеты</text:p>
      <text:p text:style-name="P1">Пакет это обычно архив содержащий как данные для установки программного компонента, так и набор метаданных, таких как название, функция, версия, производитель и список зависимостей.</text:p>
      <text:p text:style-name="P1"/>
      <text:p text:style-name="P1">Динамические библиотеки</text:p>
      <text:p text:style-name="P1">Компьютерные системы полагаются на динамические библиотеки, делят исполняемый библиотеки с машинными инструкциями на несколько пакетов и программ. В таких системах сложные связи между различными пакетами, требеющими различных версий библиотек выливаются в сложную проблему называемаю адом зависимостей. Хороший менеджер пакетов жизненно важен для таких систем.</text:p>
      <text:p text:style-name="P1"/>
      <text:p text:style-name="P1">Репозитории</text:p>
      <text:p text:style-name="P1">Что бы дать пользователю больше контроля над типами программ, которые он разрешает устанавливать на свою систему, программы часто загружаются из ограниченного числа репозиториев. По умолчанию в юникс системах менеджеры пакетов используют только оффициальные репозитории подходящие под операционную систему и архитектуру устройства, но так же возможно использовать дополнительные репозитории, такие как репозитории со сторонними программами или репозитории для других архитектур.</text:p>
      <text:p text:style-name="P1"/>
      <text:p text:style-name="P1">Зависимости</text:p>
      <text:p text:style-name="P1">Менеджеры пакетов различают 2 типа зависимостей нужно, и заранееНужно.</text:p>
      <text:p text:style-name="P1">Зависимость пекет1 нужно пакет2 обозначает что пакет2 должен быть установлен для корректной работы пакета1 .</text:p>
      <text:p text:style-name="P1">зависимость пакет1 заранееНужно пакет2 обозначает что пакет2 должен быть установлен для правильной установки пакета1.</text:p>
      <text:p text:style-name="P1">Пример получения списка зависимостей для пакета Питон представлен на рисунке.</text:p>
      <text:p text:style-name="P1"/>
      <text:p text:style-name="P1">Дерево зависимостей.</text:p>
      <text:p text:style-name="P1">В примере выше пакет2 нужен для пакета1, но пакет2 сам может требовать дополнительные пакеты. Структура описывающая все необходимые пакеты и зависимости между ними для корневого пакеты называется дерево зависимостей. </text:p>
      <text:p text:style-name="P1">Тип зависимости нужно может привести к наличию циклов в дереве зависимостей, что отличает его от нормальных структуры деревьев-графов.</text:p>
      <text:p text:style-name="P4"/>
      <text:p text:style-name="Standard">2.5 Package management automation</text:p>
      <text:p text:style-name="Standard">To automate the package management, various environments are used. </text:p>
      <text:p text:style-name="Standard">Those environments will be described, which will be used in the framework.</text:p>
      <text:p text:style-name="Standard"/>
      <text:p text:style-name="P2">2.5.1 Bash</text:p>
      <text:p text:style-name="P2">Bash is a Unix shell and command language written as a free software. </text:p>
      <text:p text:style-name="P2">Bash is a command processor that typically runs in a text window, where the user types commands that cause actions. </text:p>
      <text:p text:style-name="P2">Bash can also read and execute commands from a file, called a script.</text:p>
      <text:p text:style-name="Standard"/>
      <text:p text:style-name="P2">2.5.2 Ansible</text:p>
      <text:p text:style-name="P2">Ansible is an open-source automation engine that automates software provisioning, configuration management, and application deployment. </text:p>
      <text:p text:style-name="P2">As with most configuration management software, Ansible has two types of servers: controlling machines and nodes.</text:p>
      <text:p text:style-name="P2">First, there is a single controlling machine which is where orchestration begins. </text:p>
      <text:p text:style-name="P2">Nodes are managed by a controlling machine over SSH. </text:p>
      <text:p text:style-name="P2">The controlling machine describes the location of nodes through its inventory. </text:p>
      <text:p text:style-name="P2">Ansible playbooks express configurations, deployment, and orchestration in Ansible. </text:p>
      <text:p text:style-name="P2">The playbook format is YAML. Each playbook maps a group of hosts to a set of roles. </text:p>
      <text:p text:style-name="P2">Each role is represented by calls to Ansible tasks.</text:p>
      <text:p text:style-name="P6">Для автоматизации менеджмента пакетов используются различные среды. Здесь будут описаны те из них, которые будут использованы фреймворком.</text:p>
      <text:p text:style-name="P3"/>
      <text:p text:style-name="P3">цита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rterBT-Roman" svg:font-family="CharterBT-Roman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8T11:40:44.20</meta:creation-date>
    <dc:date>2017-05-28T12:13:25.97</dc:date>
    <meta:editing-duration>PT32M4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6" meta:paragraph-count="85" meta:word-count="1106" meta:character-count="7932"/>
  </office:meta>
</office:document-meta>
</file>